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60b63" officeooo:paragraph-rsid="00160b63" style:font-size-asian="20pt" style:font-size-complex="20pt"/>
    </style:style>
    <style:style style:name="P2" style:family="paragraph" style:parent-style-name="Standard">
      <style:text-properties fo:font-size="20pt" fo:font-weight="normal" officeooo:rsid="0017f8ed" officeooo:paragraph-rsid="0017f8ed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12pt" officeooo:rsid="00160b63" officeooo:paragraph-rsid="0017f8ed" style:font-size-asian="10.5pt" style:font-size-complex="12pt"/>
    </style:style>
    <style:style style:name="P4" style:family="paragraph" style:parent-style-name="Standard">
      <style:text-properties fo:font-size="12pt" fo:font-weight="normal" officeooo:rsid="00160b63" officeooo:paragraph-rsid="00160b6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60b63" officeooo:paragraph-rsid="0017f8ed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f8ed" officeooo:paragraph-rsid="0017f8e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7f8ed" officeooo:paragraph-rsid="0017f8ed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5pt" officeooo:rsid="00160b63" officeooo:paragraph-rsid="00160b63" style:font-size-asian="13.1000003814697pt" style:font-size-complex="15pt"/>
    </style:style>
    <style:style style:name="P9" style:family="paragraph" style:parent-style-name="Standard">
      <style:text-properties fo:font-size="15pt" officeooo:rsid="00160b63" officeooo:paragraph-rsid="0017f8ed" style:font-size-asian="13.1000003814697pt" style:font-size-complex="15pt"/>
    </style:style>
    <style:style style:name="P10" style:family="paragraph" style:parent-style-name="Standard">
      <style:text-properties fo:font-size="15pt" fo:font-weight="normal" officeooo:rsid="00160b63" officeooo:paragraph-rsid="00160b63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160b63" officeooo:paragraph-rsid="0017f8ed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17f8ed" officeooo:paragraph-rsid="0017f8ed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4pt" fo:font-weight="normal" officeooo:rsid="0017f8ed" officeooo:paragraph-rsid="0017f8ed" style:font-size-asian="12.25pt" style:font-weight-asian="normal" style:font-size-complex="14pt" style:font-weight-complex="normal"/>
    </style:style>
    <style:style style:name="P14" style:family="paragraph" style:parent-style-name="Text_20_body">
      <style:text-properties officeooo:paragraph-rsid="001ba79c"/>
    </style:style>
    <style:style style:name="P15" style:family="paragraph" style:parent-style-name="Text_20_body">
      <style:text-properties officeooo:paragraph-rsid="001c674b"/>
    </style:style>
    <style:style style:name="P16" style:family="paragraph" style:parent-style-name="Text_20_body">
      <style:text-properties officeooo:rsid="001c674b" officeooo:paragraph-rsid="001c674b"/>
    </style:style>
    <style:style style:name="P17" style:family="paragraph" style:parent-style-name="Text_20_body">
      <style:text-properties officeooo:rsid="001ee677" officeooo:paragraph-rsid="001ee677"/>
    </style:style>
    <style:style style:name="P18" style:family="paragraph" style:parent-style-name="Text_20_body">
      <style:text-properties officeooo:rsid="001f1d7b" officeooo:paragraph-rsid="001f1d7b"/>
    </style:style>
    <style:style style:name="P19" style:family="paragraph" style:parent-style-name="Text_20_body">
      <style:text-properties officeooo:rsid="00209cec" officeooo:paragraph-rsid="00209cec"/>
    </style:style>
    <style:style style:name="P20" style:family="paragraph" style:parent-style-name="Text_20_body">
      <style:text-properties officeooo:rsid="00222ccf" officeooo:paragraph-rsid="00222ccf"/>
    </style:style>
    <style:style style:name="P21" style:family="paragraph" style:parent-style-name="Text_20_body">
      <style:text-properties officeooo:rsid="0022fdf5" officeooo:paragraph-rsid="0022fdf5"/>
    </style:style>
    <style:style style:name="P22" style:family="paragraph" style:parent-style-name="Text_20_body">
      <style:text-properties officeooo:rsid="002359ed" officeooo:paragraph-rsid="002359e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fo:font-size="20pt" officeooo:rsid="00160b63" officeooo:paragraph-rsid="00160b63" style:font-size-asian="20pt" style:font-size-complex="20pt"/>
    </style:style>
    <style:style style:name="P25" style:family="paragraph" style:parent-style-name="Standard">
      <style:text-properties fo:font-size="15pt" officeooo:rsid="00160b63" officeooo:paragraph-rsid="0023e452" style:font-size-asian="13.1000003814697pt" style:font-size-complex="15pt"/>
    </style:style>
    <style:style style:name="P26" style:family="paragraph" style:parent-style-name="Standard">
      <style:text-properties fo:font-size="15pt" officeooo:rsid="00160b63" officeooo:paragraph-rsid="00282902" style:font-size-asian="13.1000003814697pt" style:font-size-complex="15pt"/>
    </style:style>
    <style:style style:name="P27" style:family="paragraph" style:parent-style-name="Standard">
      <style:text-properties fo:font-size="15pt" officeooo:rsid="00160b63" officeooo:paragraph-rsid="00289e31" style:font-size-asian="13.1000003814697pt" style:font-size-complex="15pt"/>
    </style:style>
    <style:style style:name="P28" style:family="paragraph" style:parent-style-name="Standard">
      <style:text-properties fo:font-size="15pt" officeooo:rsid="00160b63" officeooo:paragraph-rsid="002a764f" style:font-size-asian="13.1000003814697pt" style:font-size-complex="15pt"/>
    </style:style>
    <style:style style:name="P29" style:family="paragraph" style:parent-style-name="Standard">
      <style:text-properties fo:font-size="12pt" officeooo:rsid="00160b63" officeooo:paragraph-rsid="0023e452" style:font-size-asian="10.5pt" style:font-size-complex="12pt"/>
    </style:style>
    <style:style style:name="P30" style:family="paragraph" style:parent-style-name="Standard">
      <style:text-properties fo:font-size="12pt" officeooo:rsid="00160b63" officeooo:paragraph-rsid="0023f6e8" style:font-size-asian="10.5pt" style:font-size-complex="12pt"/>
    </style:style>
    <style:style style:name="P31" style:family="paragraph" style:parent-style-name="Standard">
      <style:text-properties fo:font-size="12pt" officeooo:rsid="00160b63" officeooo:paragraph-rsid="0024043d" style:font-size-asian="10.5pt" style:font-size-complex="12pt"/>
    </style:style>
    <style:style style:name="P32" style:family="paragraph" style:parent-style-name="Standard">
      <style:text-properties fo:font-size="12pt" officeooo:rsid="0026cf73" officeooo:paragraph-rsid="0026cf73" style:font-size-asian="10.5pt" style:font-size-complex="12pt"/>
    </style:style>
    <style:style style:name="P33" style:family="paragraph" style:parent-style-name="Standard">
      <style:text-properties fo:font-size="12pt" officeooo:rsid="0026cf73" officeooo:paragraph-rsid="002a764f" style:font-size-asian="10.5pt" style:font-size-complex="12pt"/>
    </style:style>
    <style:style style:name="P34" style:family="paragraph" style:parent-style-name="Standard">
      <style:text-properties fo:font-size="12pt" fo:font-weight="normal" officeooo:rsid="00160b63" officeooo:paragraph-rsid="00160b63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3f6e8" officeooo:paragraph-rsid="0023f6e8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Liberation Sans" fo:font-size="15pt" officeooo:rsid="00160b63" officeooo:paragraph-rsid="002a764f" style:font-size-asian="13.1000003814697pt" style:font-size-complex="15pt"/>
    </style:style>
    <style:style style:name="P37" style:family="paragraph" style:parent-style-name="Standard">
      <style:text-properties style:font-name="Liberation Sans" fo:font-size="15pt" officeooo:rsid="00160b63" officeooo:paragraph-rsid="002c31f1" style:font-size-asian="13.1000003814697pt" style:font-size-complex="15pt"/>
    </style:style>
    <style:style style:name="P38" style:family="paragraph" style:parent-style-name="Text_20_body">
      <style:text-properties officeooo:paragraph-rsid="00282902"/>
    </style:style>
    <style:style style:name="P39" style:family="paragraph" style:parent-style-name="Text_20_body">
      <style:text-properties officeooo:paragraph-rsid="00289e31"/>
    </style:style>
    <style:style style:name="P40" style:family="paragraph" style:parent-style-name="Text_20_body">
      <style:text-properties officeooo:paragraph-rsid="002a764f"/>
    </style:style>
    <style:style style:name="P41" style:family="paragraph" style:parent-style-name="Heading_20_1">
      <style:text-properties fo:font-size="20pt" style:font-size-asian="20pt" style:font-size-complex="20pt"/>
    </style:style>
    <style:style style:name="P42" style:family="paragraph" style:parent-style-name="Heading_20_1">
      <style:text-properties fo:font-size="20pt" officeooo:rsid="00282902" officeooo:paragraph-rsid="00282902" style:font-size-asian="20pt" style:font-size-complex="20pt"/>
    </style:style>
    <style:style style:name="P43" style:family="paragraph" style:parent-style-name="Heading_20_1">
      <style:text-properties fo:font-size="20pt" officeooo:rsid="00282902" officeooo:paragraph-rsid="00289e31" style:font-size-asian="20pt" style:font-size-complex="20pt"/>
    </style:style>
    <style:style style:name="P44" style:family="paragraph" style:parent-style-name="Heading_20_1">
      <style:text-properties fo:font-size="20pt" officeooo:paragraph-rsid="0025e500" style:font-size-asian="20pt" style:font-size-complex="20pt"/>
    </style:style>
    <style:style style:name="P45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6" style:family="paragraph" style:parent-style-name="Heading_20_1">
      <style:paragraph-properties fo:break-before="page"/>
      <style:text-properties officeooo:rsid="001ba79c" officeooo:paragraph-rsid="001ba79c"/>
    </style:style>
    <style:style style:name="P47" style:family="paragraph" style:parent-style-name="Heading_20_1">
      <style:paragraph-properties fo:break-before="page"/>
      <style:text-properties fo:font-size="20pt" officeooo:paragraph-rsid="0025e500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f8ed" style:font-weight-asian="bold" style:font-weight-complex="bold"/>
    </style:style>
    <style:style style:name="T3" style:family="text">
      <style:text-properties fo:font-weight="bold" officeooo:rsid="0023e452" style:font-weight-asian="bold" style:font-weight-complex="bold"/>
    </style:style>
    <style:style style:name="T4" style:family="text">
      <style:text-properties fo:font-weight="bold" officeooo:rsid="0023f6e8" style:font-weight-asian="bold" style:font-weight-complex="bold"/>
    </style:style>
    <style:style style:name="T5" style:family="text">
      <style:text-properties fo:font-weight="bold" officeooo:rsid="0024043d" style:font-weight-asian="bold" style:font-weight-complex="bold"/>
    </style:style>
    <style:style style:name="T6" style:family="text">
      <style:text-properties fo:font-weight="bold" officeooo:rsid="002a764f" style:font-weight-asian="bold" style:font-weight-complex="bold"/>
    </style:style>
    <style:style style:name="T7" style:family="text">
      <style:text-properties fo:font-weight="bold" officeooo:rsid="0023e452" style:font-size-asian="12pt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3e452" style:font-weight-asian="normal" style:font-weight-complex="normal"/>
    </style:style>
    <style:style style:name="T10" style:family="text">
      <style:text-properties fo:font-weight="normal" officeooo:rsid="0023f6e8" style:font-weight-asian="normal" style:font-weight-complex="normal"/>
    </style:style>
    <style:style style:name="T11" style:family="text">
      <style:text-properties fo:font-weight="normal" officeooo:rsid="0024043d" style:font-weight-asian="normal" style:font-weight-complex="normal"/>
    </style:style>
    <style:style style:name="T12" style:family="text">
      <style:text-properties fo:font-weight="normal" officeooo:rsid="002a764f" style:font-weight-asian="normal" style:font-weight-complex="normal"/>
    </style:style>
    <style:style style:name="T13" style:family="text">
      <style:text-properties fo:font-weight="normal" officeooo:rsid="0023e452" style:font-size-asian="12pt" style:font-weight-asian="normal" style:font-weight-complex="normal"/>
    </style:style>
    <style:style style:name="T14" style:family="text">
      <style:text-properties officeooo:rsid="0017f8ed"/>
    </style:style>
    <style:style style:name="T15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officeooo:rsid="0017f8ed" style:font-size-asian="15pt" style:font-weight-asian="normal" style:font-size-complex="15pt" style:font-weight-complex="normal"/>
    </style:style>
    <style:style style:name="T17" style:family="text">
      <style:text-properties officeooo:rsid="001ba79c"/>
    </style:style>
    <style:style style:name="T18" style:family="text">
      <style:text-properties officeooo:rsid="001c674b"/>
    </style:style>
    <style:style style:name="T19" style:family="text">
      <style:text-properties officeooo:rsid="002359ed"/>
    </style:style>
    <style:style style:name="T20" style:family="text">
      <style:text-properties officeooo:rsid="0023e452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fo:font-weight="bold" officeooo:rsid="0023e452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282902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2a764f" style:font-size-asian="10.5pt" style:font-weight-asian="bold" style:font-size-complex="12pt" style:font-weight-complex="bold"/>
    </style:style>
    <style:style style:name="T25" style:family="text">
      <style:text-properties fo:font-size="12pt" fo:font-weight="normal" officeooo:rsid="00282902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89e31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a764f" style:font-size-asian="10.5pt" style:font-weight-asian="normal" style:font-size-complex="12pt" style:font-weight-complex="normal"/>
    </style:style>
    <style:style style:name="T28" style:family="text">
      <style:text-properties fo:font-size="12pt" style:text-underline-style="none" fo:font-weight="bold" officeooo:rsid="00282902" style:font-size-asian="12pt" style:font-weight-asian="bold" style:font-size-complex="12pt" style:font-weight-complex="bold"/>
    </style:style>
    <style:style style:name="T29" style:family="text">
      <style:text-properties fo:font-size="12pt" style:text-underline-style="none" fo:font-weight="bold" officeooo:rsid="002a764f" style:font-size-asian="12pt" style:font-weight-asian="bold" style:font-size-complex="12pt" style:font-weight-complex="bold"/>
    </style:style>
    <style:style style:name="T30" style:family="text">
      <style:text-properties style:text-position="0% 100%" fo:font-size="12pt" style:text-underline-style="none" fo:font-weight="bold" officeooo:rsid="00289e31" style:font-size-asian="12pt" style:font-weight-asian="bold" style:font-size-complex="12pt" style:font-weight-complex="bold"/>
    </style:style>
    <style:style style:name="T31" style:family="text">
      <style:text-properties style:text-position="0% 100%" fo:font-size="12pt" style:text-underline-style="none" fo:font-weight="bold" officeooo:rsid="002a764f" style:font-size-asian="12pt" style:font-weight-asian="bold" style:font-size-complex="12pt" style:font-weight-complex="bold"/>
    </style:style>
    <style:style style:name="T32" style:family="text">
      <style:text-properties style:text-position="0% 100%" fo:font-size="12pt" style:text-underline-style="none" fo:font-weight="bold" officeooo:rsid="00282902" style:font-size-asian="10.5pt" style:font-weight-asian="bold" style:font-size-complex="12pt" style:font-weight-complex="bold"/>
    </style:style>
    <style:style style:name="T33" style:family="text">
      <style:text-properties style:text-position="0% 100%" fo:font-size="12pt" style:text-underline-style="none" fo:font-weight="normal" officeooo:rsid="00282902" style:font-size-asian="12pt" style:font-weight-asian="normal" style:font-size-complex="12pt" style:font-weight-complex="normal"/>
    </style:style>
    <style:style style:name="T34" style:family="text">
      <style:text-properties style:text-position="0% 100%" fo:font-size="12pt" style:text-underline-style="none" fo:font-weight="normal" officeooo:rsid="00289e31" style:font-size-asian="10.5pt" style:font-weight-asian="normal" style:font-size-complex="12pt" style:font-weight-complex="normal"/>
    </style:style>
    <style:style style:name="T35" style:family="text">
      <style:text-properties style:text-position="0% 100%" fo:font-size="13pt" fo:font-weight="bold" officeooo:rsid="0023e452" style:font-size-asian="13pt" style:font-weight-asian="bold" style:font-size-complex="13pt" style:font-weight-complex="bold"/>
    </style:style>
    <style:style style:name="T36" style:family="text">
      <style:text-properties officeooo:rsid="0023f6e8"/>
    </style:style>
    <style:style style:name="T37" style:family="text">
      <style:text-properties fo:font-size="20pt" officeooo:rsid="0023e452" style:font-size-asian="20pt" style:font-size-complex="20pt"/>
    </style:style>
    <style:style style:name="T38" style:family="text">
      <style:text-properties fo:font-size="20pt" officeooo:rsid="00282902" style:font-size-asian="20pt" style:font-size-complex="20pt"/>
    </style:style>
    <style:style style:name="T39" style:family="text">
      <style:text-properties fo:font-size="20pt" fo:font-weight="bold" officeooo:rsid="0023e452" style:font-size-asian="20pt" style:font-weight-asian="bold" style:font-size-complex="20pt" style:font-weight-complex="bold"/>
    </style:style>
    <style:style style:name="T40" style:family="text">
      <style:text-properties fo:font-size="20pt" fo:font-weight="bold" officeooo:rsid="002a764f" style:font-size-asian="20pt" style:font-weight-asian="bold" style:font-size-complex="20pt" style:font-weight-complex="bold"/>
    </style:style>
    <style:style style:name="T41" style:family="text">
      <style:text-properties fo:font-size="20pt" fo:font-weight="bold" officeooo:rsid="002c31f1" style:font-size-asian="20pt" style:font-weight-asian="bold" style:font-size-complex="20pt" style:font-weight-complex="bold"/>
    </style:style>
    <style:style style:name="T42" style:family="text">
      <style:text-properties fo:font-size="20pt" fo:font-weight="normal" officeooo:rsid="0023e452" style:font-size-asian="20pt" style:font-weight-asian="normal" style:font-size-complex="20pt" style:font-weight-complex="normal"/>
    </style:style>
    <style:style style:name="T43" style:family="text">
      <style:text-properties officeooo:rsid="002a764f"/>
    </style:style>
    <style:style style:name="T44" style:family="text">
      <style:text-properties style:font-name="Liberation Sans" fo:font-size="20pt" fo:font-weight="bold" officeooo:rsid="0023e452" style:font-size-asian="20pt" style:font-weight-asian="bold" style:font-size-complex="20pt" style:font-weight-complex="bold"/>
    </style:style>
    <style:style style:name="T45" style:family="text">
      <style:text-properties style:font-name="Liberation Sans" fo:font-size="20pt" fo:font-weight="bold" officeooo:rsid="002a764f" style:font-size-asian="20pt" style:font-weight-asian="bold" style:font-size-complex="2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fonctionnelle <text:span text:style-name="T14">v1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120_1334861747" text:style-name="Index_20_Link" text:visited-style-name="Index_20_Link">Page d’accueil <text:tab/>2</text:a></text:p>
          <text:p text:style-name="P23"><text:a xlink:type="simple" xlink:href="#__RefHeading___Toc122_1334861747" text:style-name="Index_20_Link" text:visited-style-name="Index_20_Link">Page profil<text:tab/>3</text:a></text:p>
          <text:p text:style-name="P23"><text:a xlink:type="simple" xlink:href="#__RefHeading___Toc132_1120553314" text:style-name="Index_20_Link" text:visited-style-name="Index_20_Link">Objectif v1 pour le 22 mai :<text:tab/>4</text:a></text:p>
        </text:index-body>
      </text:table-of-content>
      <text:p text:style-name="P24"/>
      <text:h text:style-name="P47" text:outline-level="1"/>
      <text:p text:style-name="P37"><text:span text:style-name="T39">Lot n°</text:span><text:span text:style-name="T41">1</text:span><text:span text:style-name="T39"> : </text:span><text:span text:style-name="T40">Base de données</text:span><text:span text:style-name="T39"> </text:span></text:p>
      <text:p text:style-name="P37"><text:span text:style-name="T44"/></text:p>
      <text:h text:style-name="P44" text:outline-level="1"><text:span text:style-name="T20">Lot n°2 : Connexion au site</text:span></text:h>
      <text:p text:style-name="P33"><text:tab/><text:span text:style-name="T1">a. </text:span><text:span text:style-name="T8">Bouton afficher </text:span><text:span text:style-name="T12">fenêtre connexion</text:span></text:p>
      <text:p text:style-name="P33"><text:span text:style-name="T8"/></text:p>
      <text:p text:style-name="P33"><text:span text:style-name="T42"><text:tab/></text:span><text:span text:style-name="T7">b. </text:span><text:span text:style-name="T13">Récupération infos formulaire</text:span></text:p>
      <text:h text:style-name="P41" text:outline-level="1"><text:bookmark-start text:name="__RefHeading___Toc120_1334861747"/><text:span text:style-name="T20">Lot n°3 : Inscription au club</text:span><text:bookmark-end text:name="__RefHeading___Toc120_1334861747"/></text:h>
      <text:p text:style-name="P32"><text:tab/><text:span text:style-name="T1">a. </text:span><text:span text:style-name="T8">Bouton afficher formulaire</text:span></text:p>
      <text:p text:style-name="P32"><text:span text:style-name="T8"/></text:p>
      <text:p text:style-name="P32"><text:span text:style-name="T8"><text:tab/></text:span><text:span text:style-name="T1">b. </text:span><text:span text:style-name="T8">Récupération infos formulaire </text:span></text:p>
      <text:p text:style-name="P32"><text:span text:style-name="T8"/></text:p>
      <text:h text:style-name="P42" text:outline-level="1"><text:span text:style-name="T20">Lot n°4 : </text:span>Atelier découvertes</text:h>
      <text:p text:style-name="P38"><text:span text:style-name="T38"><text:tab/></text:span><text:span text:style-name="T23">a. </text:span><text:span text:style-name="T27">Bouton accès atelier découvertes</text:span></text:p>
      <text:p text:style-name="P40"><text:span text:style-name="T25"><text:tab/></text:span><text:span text:style-name="T24">b</text:span><text:span text:style-name="T23">. </text:span><text:span text:style-name="T25">Calendrier des ateliers</text:span></text:p>
      <text:p text:style-name="P25"><text:tab/><text:span text:style-name="T6">c</text:span><text:span text:style-name="T23">. </text:span><text:span text:style-name="T25">Affichage des golfs sur minimap</text:span></text:p>
      <text:p text:style-name="P25"><text:span text:style-name="T25"/></text:p>
      <text:p text:style-name="P25"><text:span text:style-name="T25"><text:tab/></text:span><text:span text:style-name="T24">d</text:span><text:span text:style-name="T23">. </text:span><text:span text:style-name="T25">Formulaire d’inscription aux ateliers</text:span></text:p>
      <text:p text:style-name="P25"><text:span text:style-name="T25"/></text:p>
      <text:p text:style-name="P25"><text:span text:style-name="T28"><text:tab/></text:span><text:span text:style-name="T29">e</text:span><text:span text:style-name="T28">. </text:span><text:span text:style-name="T33">Récupération infos formulaires</text:span></text:p>
      <text:p text:style-name="P25"><text:span text:style-name="T33"/></text:p>
      <text:p text:style-name="P27"><text:span text:style-name="T33"><text:tab/></text:span><text:span text:style-name="T31">f</text:span><text:span text:style-name="T32">. </text:span><text:span text:style-name="T34">Panel administrateur (Add / update / delete ) </text:span></text:p>
      <text:p text:style-name="P25"><text:span text:style-name="T33"/></text:p>
      <text:h text:style-name="P42" text:outline-level="1"><text:span text:style-name="T20">Lot n°5 : </text:span>Boutique</text:h>
      <text:p text:style-name="P38"><text:span text:style-name="T38"><text:tab/></text:span><text:span text:style-name="T23">a. </text:span><text:span text:style-name="T27">Bouton accès boutique</text:span></text:p>
      <text:p text:style-name="P40"><text:span text:style-name="T25"><text:tab/></text:span><text:span text:style-name="T24">b</text:span><text:span text:style-name="T23">. </text:span><text:span text:style-name="T25">Affichage articles</text:span></text:p>
      <text:p text:style-name="P38"><text:span text:style-name="T25"><text:tab/></text:span><text:span text:style-name="T24">c</text:span><text:span text:style-name="T23">. </text:span><text:span text:style-name="T25">Formulaire d’achat</text:span></text:p>
      <text:p text:style-name="P26"><text:span text:style-name="T25"><text:tab/></text:span><text:span text:style-name="T24">d</text:span><text:span text:style-name="T23">. </text:span><text:span text:style-name="T26">Panel administrateur (Add / update / delete ) </text:span></text:p>
      <text:p text:style-name="P26"><text:span text:style-name="T33"><text:tab/></text:span></text:p>
      <text:h text:style-name="P43" text:outline-level="1"><text:span text:style-name="T20">Lot n°6 : Sponsoring</text:span></text:h>
      <text:p text:style-name="P39"><text:span text:style-name="T38"><text:tab/></text:span><text:span text:style-name="T23">a. </text:span><text:span text:style-name="T27">Bouton accès sponsoring</text:span></text:p>
      <text:p text:style-name="P40"><text:span text:style-name="T26"><text:tab/></text:span><text:span text:style-name="T24">b</text:span><text:span text:style-name="T23">. </text:span><text:span text:style-name="T25">Affichag</text:span><text:span text:style-name="T26">e pack sponsors</text:span></text:p>
      <text:p text:style-name="P39"><text:soft-page-break/><text:span text:style-name="T25"><text:tab/></text:span><text:span text:style-name="T24">c</text:span><text:span text:style-name="T23">. </text:span><text:span text:style-name="T25">Formulaire d</text:span><text:span text:style-name="T26">e sponsoring</text:span></text:p>
      <text:p text:style-name="P39"><text:span text:style-name="T26"/></text:p>
      <text:p text:style-name="P36"><text:span text:style-name="T39"/></text:p>
      <text:p text:style-name="P28"/>
      <text:p text:style-name="P28"><text:span text:style-name="T36">I</text:span><text:span text:style-name="T35">.</text:span><text:span text:style-name="T20"> </text:span><text:span text:style-name="T21"><text:s/></text:span><text:span text:style-name="T22">Le logo</text:span></text:p>
      <text:p text:style-name="P8"/>
      <text:p text:style-name="P29"><text:tab/><text:span text:style-name="T36">II</text:span><text:span text:style-name="T3">.</text:span><text:span text:style-name="T20"> </text:span><text:span text:style-name="T1">Le bouton se connecter </text:span></text:p>
      <text:p text:style-name="P29"><text:span text:style-name="T1"><text:tab/><text:tab/></text:span><text:span text:style-name="T3">a. </text:span><text:s/><text:span text:style-name="T20">O</text:span><text:span text:style-name="T8">uvre une fenêtre modale intégrant un formulaire de connexion. </text:span></text:p>
      <text:p text:style-name="P29"><text:span text:style-name="T8"><text:tab/><text:tab/></text:span><text:span text:style-name="T3">b. <text:s/></text:span><text:span text:style-name="T8">Si les login et password sont bons, </text:span><text:span text:style-name="T9">démarrage de la session utilisateur.</text:span></text:p>
      <text:p text:style-name="P4"/>
      <text:p text:style-name="P4"><text:span text:style-name="T3"><text:tab/></text:span><text:span text:style-name="T36">III</text:span><text:span text:style-name="T3">.</text:span><text:span text:style-name="T20"> </text:span><text:span text:style-name="T1">Le </text:span><text:span text:style-name="T3">menu de navigation</text:span><text:span text:style-name="T1"> :</text:span> permet de naviguer vers les sections correspondantes dans la <text:tab/>page d’accueil.</text:p>
      <text:p text:style-name="P4"><text:tab/><text:tab/><text:span text:style-name="T3">a.</text:span><text:span text:style-name="T20"> Création des liens permettant la navigation.</text:span></text:p>
      <text:p text:style-name="P4"><text:tab/><text:tab/><text:span text:style-name="T3">b.</text:span><text:span text:style-name="T20"> Développement d’un « smooth scroll » permettant une navigation fluide.</text:span></text:p>
      <text:p text:style-name="P4"/>
      <text:p text:style-name="P4"/>
      <text:p text:style-name="P10"><text:span text:style-name="T3">B</text:span><text:span text:style-name="T20">. </text:span>Main :</text:p>
      <text:p text:style-name="P10"/>
      <text:p text:style-name="P29"><text:span text:style-name="T9"><text:tab/></text:span><text:span text:style-name="T10">I</text:span><text:span text:style-name="T3">. Zone d’accueil</text:span></text:p>
      <text:p text:style-name="P29"><text:span text:style-name="T8"><text:tab/><text:tab/></text:span><text:span text:style-name="T3">a. </text:span><text:span text:style-name="T9">Intégration d’une photo responsive en image de fond</text:span></text:p>
      <text:p text:style-name="P30"><text:span text:style-name="T9"><text:tab/><text:tab/></text:span><text:span text:style-name="T3">b. </text:span><text:span text:style-name="T9">Intégration de trois boutons :</text:span></text:p>
      <text:p text:style-name="P30"><text:span text:style-name="T9"><text:tab/><text:tab/><text:tab/></text:span><text:span text:style-name="T10">1. S’inscrire au club : fait apparaître un formulaire d’inscription. Ce <text:tab/><text:tab/><text:tab/><text:tab/> <text:s text:c="3"/>formulaire permet au visiteur de devenir un nouveau membre du club.</text:span></text:p>
      <text:p text:style-name="P30"><text:span text:style-name="T10"><text:tab/><text:tab/><text:tab/>2. Atelier découverte : amène le visiteur sur la zone « atelier découverte »</text:span></text:p>
      <text:p text:style-name="P30"><text:span text:style-name="T10"><text:tab/><text:tab/><text:tab/>3. Aller à la boutique : envoie le visiteur sur la page boutique.</text:span></text:p>
      <text:p text:style-name="P30"><text:span text:style-name="T10"/></text:p>
      <text:p text:style-name="P30"><text:span text:style-name="T10"><text:tab/>II. </text:span><text:span text:style-name="T4">Zone du Paris Foot Golf Club</text:span></text:p>
      <text:p text:style-name="P30"><text:span text:style-name="T4"><text:tab/><text:tab/>a. </text:span><text:span text:style-name="T10">Intégration d’un texte présentant le PFGC</text:span></text:p>
      <text:p text:style-name="P30"><text:span text:style-name="T4"><text:tab/></text:span></text:p>
      <text:p text:style-name="P30"><text:span text:style-name="T4"><text:tab/></text:span><text:span text:style-name="T10">III. </text:span><text:span text:style-name="T4">Zone de présentation du Foot Golf </text:span></text:p>
      <text:p text:style-name="P30"><text:span text:style-name="T4"><text:tab/><text:tab/>a. </text:span><text:span text:style-name="T10">Intégration d’une image de font illustrant le sport.</text:span></text:p>
      <text:p text:style-name="P30"><text:span text:style-name="T10"><text:tab/><text:tab/></text:span><text:span text:style-name="T4">b. </text:span><text:span text:style-name="T10">Intégration de quatre courts textes et logos.</text:span></text:p>
      <text:p text:style-name="P31"><text:span text:style-name="T10"><text:tab/><text:tab/></text:span><text:span text:style-name="T4">c. </text:span><text:span text:style-name="T11">Intégration d’un bouton de redirection vers l’AFFG</text:span></text:p>
      <text:p text:style-name="P31"><text:span text:style-name="T11"/></text:p>
      <text:p text:style-name="P31"><text:span text:style-name="T11"><text:tab/>IV. </text:span><text:span text:style-name="T5">Zone de l’atelier découverte</text:span></text:p>
      <text:p text:style-name="P31"><text:span text:style-name="T5"><text:tab/><text:tab/>a. </text:span><text:span text:style-name="T11">Un calendrier avec code couleur.</text:span></text:p>
      <text:p text:style-name="P31"><text:span text:style-name="T11"><text:tab/><text:tab/><text:tab/>1. Les couleurs représentent chacun des golfs d’île de France où pratiquer le <text:tab/><text:tab/><text:tab/> <text:s text:c="3"/>foot golf</text:span><text:span text:style-name="T4"><text:tab/></text:span></text:p>
      <text:p text:style-name="P31"><text:span text:style-name="T4"><text:tab/><text:tab/><text:tab/></text:span><text:span text:style-name="T11">2. Les sessions d’entraînement sont listées sur le calendrier en fonction de <text:tab/><text:tab/><text:tab/> <text:s text:c="3"/>leur date.</text:span></text:p>
      <text:p text:style-name="P31"><text:span text:style-name="T11"><text:tab/><text:tab/></text:span><text:span text:style-name="T5">b. </text:span><text:span text:style-name="T11">Une mini-map localisant les différents golfs d’Ile-de-France</text:span></text:p>
      <text:p text:style-name="P31"><text:span text:style-name="T11"><text:tab/><text:tab/><text:tab/>1. La mini-map s’actualise en fonction de l’atelier sélectionnée par l’utilsateur</text:span></text:p>
      <text:p text:style-name="P31"><text:span text:style-name="T11"><text:tab/><text:tab/></text:span><text:span text:style-name="T5">c. </text:span><text:span text:style-name="T11">Un formulaire d’inscription</text:span></text:p>
      <text:p text:style-name="P31"><text:span text:style-name="T11"><text:tab/><text:tab/><text:tab/>1. Le formulaire apparaît lorsqu’un atelier est sélectionné.</text:span></text:p>
      <text:p text:style-name="P31"><text:span text:style-name="T11"><text:tab/><text:tab/><text:tab/>2. Le formulaire , dûment rempli, envoie un mail récapitulatif à <text:tab/><text:tab/><text:tab/><text:tab/><text:tab/> <text:s text:c="3"/>l’administrateur du site.</text:span><text:span text:style-name="T4"><text:tab/></text:span><text:span text:style-name="T8"><text:line-break/><text:tab/><text:line-break/></text:span><text:span text:style-name="T16">Footer</text:span><text:span text:style-name="T15"> :</text:span></text:p>
      <text:p text:style-name="P11"><text:soft-page-break/></text:p>
      <text:p text:style-name="P7">La partie footer regroupe les différents liens et informations utiles.</text:p>
      <text:p text:style-name="P35"/>
      <text:h text:style-name="P45" text:outline-level="1"><text:bookmark-start text:name="__RefHeading___Toc122_1334861747"/>Page <text:span text:style-name="T14">profil</text:span><text:bookmark-end text:name="__RefHeading___Toc122_1334861747"/></text:h>
      <text:p text:style-name="P2"/>
      <text:p text:style-name="P13">La page profil n’est accessible qu’aux personnes inscrites au club. L’idée est d’avoir ici un espace « premium » avec des fonctions spéciales.</text:p>
      <text:p text:style-name="P13"/>
      <text:p text:style-name="P9">Header :</text:p>
      <text:p text:style-name="P9"/>
      <text:p text:style-name="P3">Le bouton <text:span text:style-name="T2">accueil</text:span>: <text:span text:style-name="T14">renvoie sur la page d’accueil</text:span><text:span text:style-name="T8">.</text:span></text:p>
      <text:p text:style-name="P5"/>
      <text:p text:style-name="P5">Les différents liens dans le menu de navigation : permet de naviguer vers les sections correspondantes. </text:p>
      <text:p text:style-name="P12"/>
      <text:h text:style-name="P46" text:outline-level="1"><text:bookmark-start text:name="__RefHeading___Toc132_1120553314"/>Objectif v1 <text:span text:style-name="T18">pour le 22 mai :</text:span><text:bookmark-end text:name="__RefHeading___Toc132_1120553314"/></text:h>
      <text:p text:style-name="P14"/>
      <text:p text:style-name="P15">- <text:span text:style-name="T17">Finir la version visiteur :</text:span></text:p>
      <text:p text:style-name="P16">Remplir toutes les pages</text:p>
      <text:p text:style-name="P16">Ajouter un smooth scroll</text:p>
      <text:p text:style-name="P16">Créer la base de donnée avec les photos, user et commencer le panel admin</text:p>
      <text:p text:style-name="P16"/>
      <text:p text:style-name="P16"/>
      <text:p text:style-name="P17">Calendrier accessible a tout le monde</text:p>
      <text:p text:style-name="P17">session d’entrainement et découvertes</text:p>
      <text:p text:style-name="P22">Calendrier avec code couleurs suivant le terrain</text:p>
      <text:p text:style-name="P17">formulaire boutique (mailto adresse de victor + objet boutique) </text:p>
      <text:p text:style-name="P17">sponsors : paris cola / footgolf inside ADD logo</text:p>
      <text:p text:style-name="P18">Boutique, mail automatique de reponse apres commande ‘Votre commande a bien été prise en compte, nous vous recontactons bientôt’</text:p>
      <text:p text:style-name="P17">Section Sponsors : </text:p>
      <text:p text:style-name="P17">« Ils nous ont fait confiance » a ajouter</text:p>
      <text:p text:style-name="P19">créer bouton atelier decouverte</text:p>
      <text:p text:style-name="P19"><text:span text:style-name="T19">se renseigner pour l’hebergement sur un </text:span>NAS</text:p>
      <text:p text:style-name="P20">se renseigner sur les serveurs (location)</text:p>
      <text:p text:style-name="P21">Avant le 31 (envoyer dossier zip)</text:p>
      <text:p text:style-name="P17"/>
      <text:p text:style-name="P17"/>
      <text:p text:style-name="P16"><text:line-break/><text:line-break/></text:p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22:49.968054087</meta:creation-date>
    <dc:date>2017-05-23T17:11:40.447165943</dc:date>
    <meta:editing-duration>PT55M37S</meta:editing-duration>
    <meta:editing-cycles>12</meta:editing-cycles>
    <meta:generator>LibreOffice/5.3.1.2$Linux_X86_64 LibreOffice_project/30m0$Build-2</meta:generator>
    <meta:document-statistic meta:table-count="0" meta:image-count="0" meta:object-count="0" meta:page-count="6" meta:paragraph-count="83" meta:word-count="586" meta:character-count="3679" meta:non-whitespace-character-count="3046"/>
  </office:meta>
</office:document-meta>
</file>